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Spranq eco sans" svg:font-family="'Spranq eco sans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Standard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3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4" style:family="paragraph" style:parent-style-name="Heading_20_2">
      <style:paragraph-properties fo:text-align="center" style:justify-single-word="false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5" style:family="paragraph" style:parent-style-name="Standard" style:list-style-name="L1"/>
    <style:style style:name="P6" style:family="paragraph" style:parent-style-name="Standard" style:list-style-name="L1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 style:list-style-name="L1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 style:list-style-name="L1"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Standard" style:list-style-name="L1"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 style:list-style-name="L1">
      <style:text-properties fo:font-weight="normal" style:font-weight-asian="normal" style:font-weight-complex="normal"/>
    </style:style>
    <style:style style:name="P11" style:family="paragraph" style:parent-style-name="Standard" style:list-style-name="L1">
      <style:text-properties style:font-name="Courier New"/>
    </style:style>
    <style:style style:name="P12" style:family="paragraph" style:parent-style-name="Standard" style:list-style-name="L1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 style:list-style-name="L1">
      <style:text-properties style:font-name="Courier New" fo:font-size="8pt" fo:font-weight="normal" style:font-size-asian="8pt" style:font-weight-asian="normal" style:font-size-complex="8pt" style:font-weight-complex="normal"/>
    </style:style>
    <style:style style:name="P14" style:family="paragraph" style:parent-style-name="Standard" style:list-style-name="L1"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Courier New"/>
    </style:style>
    <style:style style:name="T4" style:family="text">
      <style:text-properties style:font-name="Courier New" fo:font-size="10pt" style:font-size-asian="10pt" style:font-size-complex="10pt"/>
    </style:style>
    <style:style style:name="T5" style:family="text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T6" style:family="text">
      <style:text-properties style:font-name="Courier New" fo:font-weight="bold" style:font-weight-asian="bold" style:font-weight-complex="bold"/>
    </style:style>
    <style:style style:name="T7" style:family="text">
      <style:text-properties style:font-name="Courier New" fo:font-size="8pt" style:font-size-asian="8pt" style:font-size-complex="8pt"/>
    </style:style>
    <style:style style:name="T8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Geração de Tag – SERPRO – INTEGRA* atualizado pelo branch 2.3**</text:h>
      <text:p text:style-name="P1">* http://expressosvn.pae.serpro/expressointegra/branchs/2.3</text:p>
      <text:p text:style-name="P1">** http://svn.expressolivre.org/branches/2.3/</text:p>
      <text:p text:style-name="P2"/>
      <text:p text:style-name="P2">Esse passo a passo traz os procedimentos para geração de tags de liberação de revisão do Expresso SERPRO. O Expresso Serpro está localizado no repositório local Integra* – que possui o código atualizado através da comunidade** e algumas particularidades(templates, administração, e algumas exceções de arquivos) não presentes no repositório da comunidade.</text:p>
      <text:p text:style-name="P2"/>
      <text:list xml:id="list2065768405" text:style-name="L1">
        <text:list-item>
          <text:p text:style-name="P6">Documento de liberação de tag</text:p>
          <text:list>
            <text:list-item>
              <text:p text:style-name="P7">Verificar a numeração da ultima tag e revisões do Integra e Comunidade. Essa informação é importante para elencar os últimos commits - tanto no Integra quanto na comunidade – para coletar todas as demandas desde a ultima tag que foram implementadas.</text:p>
            </text:list-item>
            <text:list-item>
              <text:p text:style-name="P7">De posso da lista de commits do integra e comunidade, criar um novo documento de liberação de tag;</text:p>
            </text:list-item>
          </text:list>
        </text:list-item>
      </text:list>
      <text:p text:style-name="P3"/>
      <text:list xml:id="list77098995" text:continue-numbering="true" text:style-name="L1">
        <text:list-item>
          <text:p text:style-name="P8">Caso sua copia de trabalho já tenha sido criada apenas atualiza-a – pule para o passo 4.</text:p>
        </text:list-item>
      </text:list>
      <text:p text:style-name="P3"/>
      <text:list xml:id="list34010607" text:continue-numbering="true" text:style-name="L1">
        <text:list-item>
          <text:p text:style-name="P6">Criando sua cópia de trabalho do INTEGRA</text:p>
          <text:list>
            <text:list-item>
              <text:p text:style-name="P7">Crie um checkout do branch 2.3 da comunidade:</text:p>
              <text:list>
                <text:list-header>
                  <text:p text:style-name="P10"><text:span text:style-name="T4">svn co </text:span><text:a xlink:type="simple" xlink:href="http://expressosvn.pae.serpro/expressointegra/branches/2.3"><text:span text:style-name="T4">http://expressosvn.pae.serpro/expressointegra/branchs/2.3</text:span></text:a><text:span text:style-name="T4"> /home/cpf/branchs/expressointegra</text:span></text:p>
                </text:list-header>
              </text:list>
            </text:list-item>
            <text:list-item>
              <text:p text:style-name="P7">Crie um projeto no NETBEANS apontando para o sua copia de trabalho acima;</text:p>
            </text:list-item>
          </text:list>
        </text:list-item>
      </text:list>
      <text:p text:style-name="P3"/>
      <text:list xml:id="list1452165961" text:continue-numbering="true" text:style-name="L1">
        <text:list-item>
          <text:p text:style-name="P6">Atualize sua copia de trabalho</text:p>
          <text:list>
            <text:list-header>
              <text:p text:style-name="P11"><text:span text:style-name="T8">cd /</text:span><text:span text:style-name="T8">home/cpf/branchs/expressointegra</text:span></text:p>
              <text:p text:style-name="P12">svn up</text:p>
            </text:list-header>
          </text:list>
        </text:list-item>
      </text:list>
      <text:p text:style-name="P3"/>
      <text:list xml:id="list1145688564" text:continue-numbering="true" text:style-name="L1">
        <text:list-item>
          <text:p text:style-name="P8">Caso os arquivos de geração já estejam configurados vá para o passo 7.</text:p>
          <text:p text:style-name="P9"/>
        </text:list-item>
        <text:list-item>
          <text:p text:style-name="P6">Configurando o Gerador</text:p>
          <text:list>
            <text:list-item>
              <text:p text:style-name="P9">Instalando e configurando os scripts de geração de tag</text:p>
              <text:list>
                <text:list-item>
                  <text:p text:style-name="P5"><text:span text:style-name="T2">Copie o arquivo </text:span><text:span text:style-name="T5">Kit-integracao-comunidade-serpro.tar.gz</text:span><text:span text:style-name="T2"> e descompacte em </text:span><text:span text:style-name="T5">/home/cpf/branchs/Kit-integracao-comunidade-serpro;</text:span></text:p>
                </text:list-item>
                <text:list-item>
                  <text:p text:style-name="P14"><text:span text:style-name="T1">configure os caminho do arquivo: </text:span><text:span text:style-name="T6">atualiza_workcopy_expresso_serpro_com_export_comunidade_conf.py</text:span><text:span text:style-name="T3">Path </text:span><text:span text:style-name="T7">para workcopy do repositorio expressointegra . expressointegra_workcopy = '/home/cpf/branchs/expressointegra' </text:span></text:p>
                  <text:p text:style-name="P13"># <text:s/>Path para o export da comunidade .. </text:p>
                  <text:p text:style-name="P13">comunidade_export = '/home/cpf/branchs/Kit-integracao-comunidade-serpro/work/expresso'</text:p>
                </text:list-item>
              </text:list>
            </text:list-item>
          </text:list>
        </text:list-item>
      </text:list>
      <text:p text:style-name="P3"/>
      <text:list xml:id="list170913294" text:continue-numbering="true" text:style-name="L1">
        <text:list-item>
          <text:p text:style-name="P6">Rodando o atualizador da copia de trabalho local (Integra) com as alterações da comunidade(2.3)</text:p>
          <text:list>
            <text:list-item>
              <text:p text:style-name="P12">cd /home/cpf/branchs/Kit-integracao-comunidade-serpro</text:p>
            </text:list-item>
            <text:list-item>
              <text:p text:style-name="P12">./integra_comunidade_serpro.py</text:p>
            </text:list-item>
            <text:list-item>
              <text:p text:style-name="P7">Selecione Branch 2.3, anote o numero da revisão da comunidade para usar no relatório de liberação e confirme. O script vai trazer o codigo da comunidade e exportar encima do checkout do integra. O Merge será feito pelo NetBeans;</text:p>
            </text:list-item>
          </text:list>
        </text:list-item>
        <text:list-item>
          <text:p text:style-name="P6">Entre no NetBeans. Os arquivos modificados vindos do branch 2.3 serão salientados. O próximo passo é copiar os arquivos para conservação.</text:p>
          <text:list>
            <text:list-item>
              <text:p text:style-name="P12"><text:bookmark-start text:name="__DdeLink__12_1372784411"/>Substituir </text:p>
              <text:p text:style-name="P12">/contactcenter/inc/class.bo_ldap_manager.inc.php</text:p>
              <text:p text:style-name="P12">por</text:p>
              <text:p text:style-name="P12">/contactcenter/inc_SERPRO/class.bo_ldap_manager.inc.php<text:bookmark-end text:name="__DdeLink__12_1372784411"/></text:p>
            </text:list-item>
            <text:list-item>
              <text:p text:style-name="P12">Substituir </text:p>
              <text:p text:style-name="P12">/expressoMail1_2/inc/hook_preferences.inc.php</text:p>
              <text:p text:style-name="P12">por</text:p>
              <text:p text:style-name="P12">/expressoMail1_2/inc_SERPRO/hook_preferences.inc.php</text:p>
            </text:list-item>
            <text:list-item>
              <text:p text:style-name="P12">Substituir </text:p>
              <text:p text:style-name="P12"><text:bookmark-start text:name="__DdeLink__21_1372784411"/><text:bookmark-start text:name="__DdeLink__17_1372784411"/>/expressoMail1_2/js/local_messages.js<text:bookmark-end text:name="__DdeLink__17_1372784411"/></text:p>
              <text:p text:style-name="P12">/expressoMail1_2/js/mail_sync.js<text:bookmark-end text:name="__DdeLink__21_1372784411"/></text:p>
              <text:p text:style-name="P12">por</text:p>
              <text:p text:style-name="P12"><text:bookmark-start text:name="__DdeLink__17_13727844111"/>/expressoMail1_2/js_SERPRO/local_messages.js<text:bookmark-end text:name="__DdeLink__17_13727844111"/></text:p>
              <text:p text:style-name="P12">/expressoMail1_2/js_SERPRO/mail_sync.js</text:p>
            </text:list-item>
          </text:list>
        </text:list-item>
        <text:list-item>
          <text:p text:style-name="P6">Efetuar o commit pelo NetBeans com as demais alterações provindas do branch 2.3</text:p>
          <text:list>
            <text:list-header>
              <text:p text:style-name="P7"><text:soft-page-break/>Comentário: BUG=00000-Integra atualizado com a revisão XXXX do branch 2.3 da comunidade</text:p>
              <text:p text:style-name="P12"/>
            </text:list-header>
          </text:list>
        </text:list-item>
        <text:list-item>
          <text:p text:style-name="P6"><text:bookmark-start text:name="__DdeLink__34_1372784411"/>Gerando a TAG</text:p>
          <text:list>
            <text:list-item>
              <text:p text:style-name="P5"><text:span text:style-name="T5">cd /</text:span><text:bookmark-end text:name="__DdeLink__34_1372784411"/><text:span text:style-name="T5">home/cpf/branchs/Kit-integracao-comunidade-serpro</text:span></text:p>
            </text:list-item>
            <text:list-item>
              <text:p text:style-name="P12">./gera_tag_distribuicao_serpro.py</text:p>
            </text:list-item>
            <text:list-item>
              <text:p text:style-name="P7">Selecione o branch 2.3 do integra;</text:p>
            </text:list-item>
            <text:list-item>
              <text:p text:style-name="P7">Entre com o nome da nova TAG. Observe a numeração da ultima tag liberada, incremente o nome e confirme. Ex: 2.3.0.12. PS: Cuidado para não confundir com os nomes de tag do MailArchiver.</text:p>
            </text:list-item>
            <text:list-item>
              <text:p text:style-name="P7">No comentário da tag coloque os ticket, Sms ou SS resolvidas e confirme;</text:p>
            </text:list-item>
            <text:list-item>
              <text:p text:style-name="P7">Pronto. Verifique a pasta de TAG do repositório, anote o numero da revisão para construção do nome da tag para o e-mail de notificação. <text:s/>Ex: TAG 2.3.0.13_r200_r4567. Onde 200 é a revisão do Integra e 4567 revisão da comunidade.</text:p>
              <text:p text:style-name="P7"/>
            </text:list-item>
          </text:list>
        </text:list-item>
        <text:list-item>
          <text:p text:style-name="P6">Prepare o e-mail de notificação elencando o índice rápido das revisões e envie para os envolvidos.</text:p>
          <text:p text:style-name="P6"/>
          <text:list>
            <text:list-header>
              <text:p text:style-name="P12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Spranq eco sans" svg:font-family="'Spranq eco sans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.5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pranq eco sans" fo:font-size="10.5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Spranq eco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Spranq eco sans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Spranq eco sans" fo:font-size="10.5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pranq eco sans" style:font-size-asian="12pt" style:font-name-complex="Lohit Hindi1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804cm" fo:margin-bottom="1.558cm" fo:margin-left="1.443cm" fo:margin-right="1.54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avoisier Vieira</meta:initial-creator>
    <meta:creation-date>2011-12-22T09:52:12</meta:creation-date>
    <dc:date>2011-12-22T11:36:49</dc:date>
    <dc:creator>Lavoisier Vieira</dc:creator>
    <meta:editing-duration>PT1H29M17S</meta:editing-duration>
    <meta:editing-cycles>11</meta:editing-cycles>
    <meta:generator>LibreOffice/3.3$Linux LibreOffice_project/330m19$Build-6</meta:generator>
    <meta:document-statistic meta:table-count="0" meta:image-count="0" meta:object-count="0" meta:page-count="2" meta:paragraph-count="51" meta:word-count="506" meta:character-count="3800"/>
  </office:meta>
</office:document-meta>
</file>